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2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</style:style>
    <style:style style:name="ce16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ccffff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0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Look up how tos re application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Non- AC job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Go through fire paper review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4" table:number-columns-spanned="7" table:number-rows-spanned="1"/>
          <table:covered-table-cell table:number-columns-repeated="6"/>
          <table:table-cell table:number-columns-repeated="7"/>
        </table:table-row>
        <table:table-row table:style-name="ro2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5" office:value-type="string" calcext:value-type="string">
            <text:p>8th: <text:a xlink:href="http://www.jobs.ac.uk/job/AUE075/lecturer-in-earth-sciences/" xlink:type="simple">http://www.jobs.ac.uk/job/AUE075/lecturer-in-earth-sciences/</text:a></text:p>
          </table:table-cell>
          <table:table-cell table:style-name="ce14" table:number-columns-repeated="6"/>
          <table:table-cell table:number-columns-repeated="7"/>
        </table:table-row>
        <table:table-row table:style-name="ro2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>
            <text:p>8th: <text:a xlink:href="http://www.jobs.ac.uk/job/AUE086/b36082a-lecturer-in-physical-geography/" xlink:type="simple">http://www.jobs.ac.uk/job/AUE086/b36082a-lecturer-in-physical-geography/</text:a></text:p>
          </table:table-cell>
          <table:table-cell table:style-name="ce15" table:number-columns-repeated="6"/>
          <table:table-cell table:number-columns-repeated="7"/>
        </table:table-row>
        <table:table-row table:style-name="ro2">
          <table:covered-table-cell table:style-name="ce2"/>
          <table:table-cell table:style-name="ce4" office:value-type="string" calcext:value-type="string" table:number-columns-spanned="7" table:number-rows-spanned="1">
            <text:p>Prep for interview: go throw job spec</text:p>
          </table:table-cell>
          <table:covered-table-cell table:number-columns-repeated="6" table:style-name="ce4"/>
          <table:table-cell table:style-name="ce16" office:value-type="string" calcext:value-type="string">
            <text:p>11th: <text:a xlink:href="http://www.jobs.ac.uk/job/ANJ390/research-associate/" xlink:type="simple">http://www.jobs.ac.uk/job/ANJ390/research-associate/</text:a></text:p>
          </table:table-cell>
          <table:table-cell table:style-name="ce15" table:number-columns-repeated="6"/>
          <table:table-cell table:number-columns-repeated="7"/>
        </table:table-row>
        <table:table-row table:style-name="ro2">
          <table:covered-table-cell table:style-name="ce2"/>
          <table:table-cell table:style-name="ce4" office:value-type="string" calcext:value-type="string" table:number-columns-spanned="7" table:number-rows-spanned="1">
            <text:p>Prep for interview: presentation</text:p>
          </table:table-cell>
          <table:covered-table-cell table:number-columns-repeated="6" table:style-name="ce4"/>
          <table:table-cell table:style-name="ce15" office:value-type="string" calcext:value-type="string">
            <text:p>13th: <text:a xlink:href="http://www.jobs.ac.uk/job/ANG824/professorial-research-fellows/" xlink:type="simple">http://www.jobs.ac.uk/job/ANG824/professorial-research-fellows/</text:a>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Prep for interview: JULES</text:p>
          </table:table-cell>
          <table:covered-table-cell table:number-columns-repeated="6" table:style-name="ce4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Prep for interview: question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5" office:value-type="string" calcext:value-type="string">
            <text:p>TM2 repo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9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9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Sort out phon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1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0" office:value-type="string" calcext:value-type="string" table:number-columns-spanned="7" table:number-rows-spanned="1">
            <text:p>Savanna Project outputs</text:p>
          </table:table-cell>
          <table:covered-table-cell table:number-columns-repeated="6" table:style-name="ce10"/>
          <table:table-cell table:style-name="ce18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Email Sandy re:LPX use</text:p>
          </table:table-cell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2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cv maker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scholar grab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5:43:20.534880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4-20T10:58:17.380537010</dc:date>
    <dc:creator>Douglas Kelley</dc:creator>
    <meta:editing-duration>P34DT19H50M14S</meta:editing-duration>
    <meta:editing-cycles>61</meta:editing-cycles>
    <meta:generator>LibreOffice/4.4.6.3$Linux_X86_64 LibreOffice_project/40m0$Build-3</meta:generator>
    <meta:document-statistic meta:table-count="2" meta:cell-count="36" meta:object-count="0"/>
  </office:meta>
</office:document-meta>
</file>